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4af61" officeooo:paragraph-rsid="0024af61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7555c" officeooo:paragraph-rsid="0027555c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10a2" officeooo:paragraph-rsid="002910a2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92a7a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beb8c" style:font-size-asian="14pt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beb8c" style:font-size-asian="14pt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d6841" style:font-size-asian="14pt" style:font-weight-asian="normal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cc601" officeooo:paragraph-rsid="002cc601" style:font-size-asian="14pt" style:font-weight-asian="normal" style:font-weight-complex="normal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92a7a" style:font-size-asian="14pt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c1139" style:font-size-asian="14pt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ea4b8" officeooo:paragraph-rsid="002ea4b8" style:font-size-asian="14pt" style:font-weight-asian="normal" style:font-weight-complex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18828" officeooo:paragraph-rsid="00318828" style:font-size-asian="14pt" style:font-weight-asian="normal" style:font-weight-complex="normal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d6841" style:font-weight-asian="bold" style:font-weight-complex="bold"/>
    </style:style>
    <style:style style:name="T27" style:family="text">
      <style:text-properties fo:font-weight="bold" officeooo:rsid="002beb8c" style:font-weight-asian="bold" style:font-weight-complex="bold"/>
    </style:style>
    <style:style style:name="T28" style:family="text">
      <style:text-properties officeooo:rsid="001c7e60"/>
    </style:style>
    <style:style style:name="T29" style:family="text">
      <style:text-properties officeooo:rsid="001ed12f"/>
    </style:style>
    <style:style style:name="T30" style:family="text">
      <style:text-properties officeooo:rsid="00206bb3"/>
    </style:style>
    <style:style style:name="T31" style:family="text">
      <style:text-properties officeooo:rsid="0020dc1b"/>
    </style:style>
    <style:style style:name="T32" style:family="text">
      <style:text-properties officeooo:rsid="0020efb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dc1b" style:font-weight-asian="normal" style:font-weight-complex="normal"/>
    </style:style>
    <style:style style:name="T35" style:family="text">
      <style:text-properties fo:font-weight="normal" officeooo:rsid="0022c485" style:font-weight-asian="normal" style:font-weight-complex="normal"/>
    </style:style>
    <style:style style:name="T36" style:family="text">
      <style:text-properties fo:font-weight="normal" officeooo:rsid="00262de6" style:font-weight-asian="normal" style:font-weight-complex="normal"/>
    </style:style>
    <style:style style:name="T37" style:family="text">
      <style:text-properties fo:font-weight="normal" officeooo:rsid="002661dc" style:font-weight-asian="normal" style:font-weight-complex="normal"/>
    </style:style>
    <style:style style:name="T38" style:family="text">
      <style:text-properties officeooo:rsid="00292a7a"/>
    </style:style>
    <style:style style:name="T39" style:family="text">
      <style:text-properties officeooo:rsid="002aaa84"/>
    </style:style>
    <style:style style:name="T40" style:family="text">
      <style:text-properties officeooo:rsid="002beb8c"/>
    </style:style>
    <style:style style:name="T41" style:family="text">
      <style:text-properties officeooo:rsid="002c1139"/>
    </style:style>
    <style:style style:name="T42" style:family="text">
      <style:text-properties officeooo:rsid="002d6841"/>
    </style:style>
    <style:style style:name="T43" style:family="text">
      <style:text-properties officeooo:rsid="00307101"/>
    </style:style>
    <style:style style:name="T4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56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8">CASI </text:span>correctamente.</text:p>
      <text:p text:style-name="P19"/>
      <text:p text:style-name="P57"><text:soft-page-break/><text:span text:style-name="T28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9">hace crashear el juego.</text:span></text:p>
      <text:p text:style-name="P45"/>
      <text:p text:style-name="P58"><text:span text:style-name="T30">8</text:span><text:span text:style-name="T24"> marzo</text:span> 2022</text:p>
      <text:p text:style-name="P46">Creado e implementado el objeto “<text:span text:style-name="T25">Escudo</text:span>”, que protege a la abeja del golpe de un enemigo y luego se rompe.</text:p>
      <text:p text:style-name="P46"/>
      <text:p text:style-name="P59"><text:span text:style-name="T31">9</text:span><text:span text:style-name="T24"> marzo</text:span> 2022</text:p>
      <text:p text:style-name="P47">Solucionado el error de la música que crasheaba el juego al estar desactivada.</text:p>
      <text:p text:style-name="P47"/>
      <text:p text:style-name="P60"><text:span text:style-name="T32">12</text:span><text:span text:style-name="T24"> marzo</text:span> 2022</text:p>
      <text:p text:style-name="P63"><text:span text:style-name="T34">C</text:span><text:span text:style-name="T33">ambiada la fuente de letra del juego por una que queda</text:span><text:span text:style-name="T35">ba</text:span><text:span text:style-name="T33"> mejor.</text:span></text:p>
      <text:p text:style-name="P48">Añadida vibración del dispositivo Android cada vez que la abeja es golpeada.</text:p>
      <text:p text:style-name="P64"><text:span text:style-name="T33">Añadida aceleración </text:span><text:span text:style-name="T36">(acelerómetro)</text:span><text:span text:style-name="T33"> a la abeja </text:span><text:span text:style-name="T37">en Android</text:span><text:span text:style-name="T33">.</text:span></text:p>
      <text:p text:style-name="P49">Añadidos efectos de sonido correspondientes a distintas situaciones del juego (pulsar en botones, recibir daño, conseguir escudo, completar nivel, etc.)</text:p>
      <text:p text:style-name="P50">Terminada al 100% la documentación javadoc de todas las clases del juego.</text:p>
      <text:p text:style-name="P50"/>
      <text:p text:style-name="P50"/>
      <text:p text:style-name="P50"/>
      <text:p text:style-name="P61"><text:soft-page-break/><text:span text:style-name="T32">1</text:span><text:span text:style-name="T38">3</text:span><text:span text:style-name="T24"> marzo</text:span> 2022</text:p>
      <text:p text:style-name="P51">Creada la clase <text:span text:style-name="T25">Animation</text:span> que gestionará las animaciones de los sprites de los personajes y demás entidades.</text:p>
      <text:p text:style-name="P51">Rediseñado, creado <text:span text:style-name="T39">e implementado</text:span> el sprite animado de la “<text:span text:style-name="T25">abeja protagonista</text:span>”.</text:p>
      <text:p text:style-name="P52">Rediseñado, creado <text:span text:style-name="T39">e implementado</text:span> el sprite animado de la “<text:span text:style-name="T25">abeja </text:span><text:span text:style-name="T27">lancera</text:span><text:span text:style-name="T40">” enemiga</text:span>.</text:p>
      <text:p text:style-name="P52">Rediseñado, creado <text:span text:style-name="T39">e implementado</text:span> el sprite animado de<text:span text:style-name="T40">l “</text:span><text:span text:style-name="T27">pájaro</text:span><text:span text:style-name="T40">” enemigo</text:span>.</text:p>
      <text:p text:style-name="P53">Creado e implementado el sprite del <text:span text:style-name="T42">objeto “</text:span><text:span text:style-name="T25">escudo</text:span>”.</text:p>
      <text:p text:style-name="P53"/>
      <text:p text:style-name="P62"><text:span text:style-name="T32">1</text:span><text:span text:style-name="T41">4</text:span><text:span text:style-name="T24"> marzo</text:span> 2022</text:p>
      <text:p text:style-name="P55">Ahora el botón de desactivar música y sonido ya desactiva todos los sonidos (antes solo desactivaba la música).</text:p>
      <text:p text:style-name="P54">Creado e implementado el sprite <text:span text:style-name="T42">animado </text:span>de<text:span text:style-name="T42">l “</text:span><text:span text:style-name="T26">escarabajo</text:span><text:span text:style-name="T42">” enemigo</text:span>.</text:p>
      <text:p text:style-name="P54">Creado e implementado el sprite <text:span text:style-name="T42">animado </text:span>de <text:span text:style-name="T42">la “</text:span><text:span text:style-name="T26">roboabeja</text:span><text:span text:style-name="T42">” enemiga</text:span>.</text:p>
      <text:p text:style-name="P65">Ahora cada nivel tiene su propia dificultad (antes tenían todos la misma) <text:span text:style-name="T43">y cada nivel tiene sus propios enemigos.</text:span></text:p>
      <text:p text:style-name="P66">Se ha documentado la clase <text:span text:style-name="T25">Animation</text:span> creada el día anteri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4T21:01:33.130000000</dc:date>
    <meta:editing-duration>PT10H6M38S</meta:editing-duration>
    <meta:editing-cycles>51</meta:editing-cycles>
    <meta:document-statistic meta:table-count="0" meta:image-count="0" meta:object-count="0" meta:page-count="6" meta:paragraph-count="86" meta:word-count="1179" meta:character-count="6910" meta:non-whitespace-character-count="5816"/>
  </office:meta>
</office:document-meta>
</file>